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l" fo:country="PL" officeooo:rsid="00166010" officeooo:paragraph-rsid="001c4a7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language="pl" fo:country="PL" officeooo:rsid="001edfe0" officeooo:paragraph-rsid="001c4a7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language="pl" fo:country="PL" officeooo:rsid="001bf3af" officeooo:paragraph-rsid="001c4a7e" style:font-size-asian="14pt" style:font-size-complex="14pt"/>
    </style:style>
    <style:style style:name="P4" style:family="paragraph" style:parent-style-name="Standard">
      <style:text-properties style:font-name="Liberation Serif" fo:font-size="14pt" fo:language="pl" fo:country="PL" officeooo:rsid="001bf3af" officeooo:paragraph-rsid="001c4a7e" style:font-size-asian="14pt" style:font-size-complex="14pt"/>
    </style:style>
    <style:style style:name="P5" style:family="paragraph" style:parent-style-name="Standard">
      <style:text-properties style:font-name="Liberation Serif" fo:font-size="14pt" fo:language="pl" fo:country="PL" officeooo:paragraph-rsid="001c4a7e" style:font-size-asian="14pt" style:font-size-complex="14pt"/>
    </style:style>
    <style:style style:name="P6" style:family="paragraph" style:parent-style-name="Standard">
      <style:text-properties style:font-name="Liberation Serif" fo:font-size="14pt" fo:language="pl" fo:country="PL" officeooo:rsid="001ccd5e" officeooo:paragraph-rsid="001ccd5e" style:font-size-asian="14pt" style:font-size-complex="14pt"/>
    </style:style>
    <style:style style:name="P7" style:family="paragraph" style:parent-style-name="Standard">
      <style:text-properties style:font-name="Liberation Serif" fo:font-size="14pt" fo:language="pl" fo:country="PL" officeooo:rsid="001ccd5e" officeooo:paragraph-rsid="001fd084" style:font-size-asian="14pt" style:font-size-complex="14pt"/>
    </style:style>
    <style:style style:name="P8" style:family="paragraph" style:parent-style-name="Standard">
      <style:text-properties style:font-name="Liberation Serif" fo:font-size="14pt" fo:language="pl" fo:country="PL" officeooo:rsid="001ccd5e" officeooo:paragraph-rsid="00210b35" style:font-size-asian="14pt" style:font-size-complex="14pt"/>
    </style:style>
    <style:style style:name="P9" style:family="paragraph" style:parent-style-name="Standard">
      <style:text-properties style:font-name="Liberation Serif" fo:font-size="14pt" fo:language="pl" fo:country="PL" officeooo:rsid="001ccd5e" officeooo:paragraph-rsid="0024a6ec" style:font-size-asian="14pt" style:font-size-complex="14pt"/>
    </style:style>
    <style:style style:name="P10" style:family="paragraph" style:parent-style-name="Standard">
      <style:text-properties style:font-name="Liberation Serif" fo:font-size="14pt" fo:language="pl" fo:country="PL" officeooo:rsid="001ccd5e" officeooo:paragraph-rsid="00286df6" style:font-size-asian="14pt" style:font-size-complex="14pt"/>
    </style:style>
    <style:style style:name="P11" style:family="paragraph" style:parent-style-name="Standard">
      <style:text-properties style:font-name="Liberation Serif" fo:font-size="14pt" fo:language="pl" fo:country="PL" officeooo:rsid="002ad53b" officeooo:paragraph-rsid="002ad53b" style:font-size-asian="14pt" style:font-size-complex="14pt"/>
    </style:style>
    <style:style style:name="P12" style:family="paragraph" style:parent-style-name="Standard">
      <style:text-properties style:font-name="Liberation Serif" fo:font-size="14pt" fo:language="pl" fo:country="PL" fo:font-weight="normal" officeooo:rsid="00281fa2" officeooo:paragraph-rsid="0024a6e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Liberation Serif" fo:font-size="14pt" fo:language="pl" fo:country="PL" fo:font-weight="normal" officeooo:rsid="00286df6" officeooo:paragraph-rsid="00286df6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fo:language="pl" fo:country="PL" fo:font-weight="normal" officeooo:rsid="002a5081" officeooo:paragraph-rsid="002a5081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fo:language="pl" fo:country="PL" fo:font-weight="normal" officeooo:rsid="002ad53b" officeooo:paragraph-rsid="002ad53b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Liberation Serif" fo:font-size="14pt" fo:language="pl" fo:country="PL" fo:font-weight="normal" officeooo:rsid="002bce27" officeooo:paragraph-rsid="002c264a" style:font-size-asian="14pt" style:font-weight-asian="normal" style:font-size-complex="14pt" style:font-weight-complex="normal"/>
    </style:style>
    <style:style style:name="P17" style:family="paragraph" style:parent-style-name="Default_7e_LT_7e_Titel">
      <style:paragraph-properties fo:text-align="start" style:justify-single-word="false"/>
      <style:text-properties style:font-name="Liberation Serif" fo:font-size="14pt" fo:language="pl" fo:country="PL" officeooo:paragraph-rsid="001c4a7e" style:font-size-asian="14pt" style:font-size-complex="14pt"/>
    </style:style>
    <style:style style:name="P18" style:family="paragraph" style:parent-style-name="Default_7e_LT_7e_Untertitel">
      <style:paragraph-properties fo:margin-left="0in" fo:margin-right="0in" fo:text-align="start" style:justify-single-word="false" fo:text-indent="0in" style:auto-text-indent="false"/>
      <style:text-properties style:font-name="Liberation Serif" fo:font-size="14pt" fo:language="pl" fo:country="PL" officeooo:paragraph-rsid="001c4a7e" style:font-size-asian="14pt" style:font-size-complex="14pt"/>
    </style:style>
    <style:style style:name="P19" style:family="paragraph" style:parent-style-name="Standard" style:list-style-name="L1">
      <style:text-properties style:font-name="Liberation Serif" fo:font-size="14pt" fo:language="pl" fo:country="PL" officeooo:rsid="002bce27" officeooo:paragraph-rsid="002c264a" style:font-size-asian="14pt" style:font-size-complex="14pt"/>
    </style:style>
    <style:style style:name="P20" style:family="paragraph" style:parent-style-name="Standard">
      <style:text-properties style:font-name="Liberation Serif" fo:font-size="14pt" fo:language="pl" fo:country="PL" officeooo:rsid="0030995d" officeooo:paragraph-rsid="0030995d" style:font-size-asian="14pt" style:font-size-complex="14pt"/>
    </style:style>
    <style:style style:name="P21" style:family="paragraph" style:parent-style-name="Standard">
      <style:text-properties style:font-name="Liberation Serif" fo:font-size="14pt" fo:language="pl" fo:country="PL" officeooo:rsid="001ccd5e" officeooo:paragraph-rsid="001ccd5e" style:font-size-asian="14pt" style:font-size-complex="14pt"/>
    </style:style>
    <style:style style:name="P22" style:family="paragraph" style:parent-style-name="Standard" style:list-style-name="L1">
      <style:text-properties style:font-name="Liberation Serif" fo:font-size="14pt" fo:language="pl" fo:country="PL" fo:font-weight="normal" officeooo:rsid="002c264a" officeooo:paragraph-rsid="002c264a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Liberation Serif" fo:font-size="14pt" fo:language="pl" fo:country="PL" fo:font-weight="normal" officeooo:rsid="002dc467" officeooo:paragraph-rsid="002dc467" style:font-size-asian="14pt" style:font-weight-asian="normal" style:font-size-complex="14pt" style:font-weight-complex="normal"/>
    </style:style>
    <style:style style:name="T1" style:family="text">
      <style:text-properties officeooo:rsid="001bb717"/>
    </style:style>
    <style:style style:name="T2" style:family="text">
      <style:text-properties officeooo:rsid="001c4a7e"/>
    </style:style>
    <style:style style:name="T3" style:family="text">
      <style:text-properties officeooo:rsid="001ccd5e"/>
    </style:style>
    <style:style style:name="T4" style:family="text">
      <style:text-properties officeooo:rsid="001f592a"/>
    </style:style>
    <style:style style:name="T5" style:family="text">
      <style:text-properties officeooo:rsid="001fcb11"/>
    </style:style>
    <style:style style:name="T6" style:family="text">
      <style:text-properties officeooo:rsid="001fd084"/>
    </style:style>
    <style:style style:name="T7" style:family="text">
      <style:text-properties officeooo:rsid="0022fcd4"/>
    </style:style>
    <style:style style:name="T8" style:family="text">
      <style:text-properties officeooo:rsid="0024460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460b" style:font-weight-asian="normal" style:font-weight-complex="normal"/>
    </style:style>
    <style:style style:name="T11" style:family="text">
      <style:text-properties fo:font-weight="normal" officeooo:rsid="0024a6ec" style:font-weight-asian="normal" style:font-weight-complex="normal"/>
    </style:style>
    <style:style style:name="T12" style:family="text">
      <style:text-properties fo:font-weight="normal" officeooo:rsid="00281fa2" style:font-weight-asian="normal" style:font-weight-complex="normal"/>
    </style:style>
    <style:style style:name="T13" style:family="text">
      <style:text-properties fo:font-weight="normal" officeooo:rsid="00283924" style:font-weight-asian="normal" style:font-weight-complex="normal"/>
    </style:style>
    <style:style style:name="T14" style:family="text">
      <style:text-properties fo:font-weight="normal" officeooo:rsid="002852eb" style:font-weight-asian="normal" style:font-weight-complex="normal"/>
    </style:style>
    <style:style style:name="T15" style:family="text">
      <style:text-properties fo:font-weight="normal" officeooo:rsid="00286df6" style:font-weight-asian="normal" style:font-weight-complex="normal"/>
    </style:style>
    <style:style style:name="T16" style:family="text">
      <style:text-properties fo:font-weight="normal" officeooo:rsid="002a5081" style:font-weight-asian="normal" style:font-weight-complex="normal"/>
    </style:style>
    <style:style style:name="T17" style:family="text">
      <style:text-properties fo:font-weight="normal" officeooo:rsid="002dc46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student: </text:span>Wojciech Wolny Informatyka sem. <text:span text:style-name="T2">2</text:span> grupa 5</text:p>
      <text:p text:style-name="P17">nr albumu 283786</text:p>
      <text:p text:style-name="P2"><text:a xlink:type="simple" xlink:href="mailto:wwolny@elka.pw.edu.pl" text:style-name="Internet_20_link" text:visited-style-name="Visited_20_Internet_20_Link">wwolny@elka.pw.edu.pl</text:a></text:p>
      <text:p text:style-name="P2"/>
      <text:p text:style-name="P4">prowadzący: <text:span text:style-name="T2">M. Modrzejewski</text:span></text:p>
      <text:p text:style-name="P4"/>
      <text:p text:style-name="P3">Podstawy Programowania <text:span text:style-name="T2">Obiektowego </text:span>(PR<text:span text:style-name="T2">O</text:span>I) – Projekt <text:span text:style-name="T3">3</text:span></text:p>
      <text:p text:style-name="P3">Dokumentacja projektu</text:p>
      <text:p text:style-name="P5"/>
      <text:p text:style-name="P4">Temat: <text:span text:style-name="T3">Implementacja zestawu klas systemu rakiet samonaprowadzających z rakietami służacymi do obrony.</text:span></text:p>
      <text:p text:style-name="P5"/>
      <text:p text:style-name="P5"/>
      <text:p text:style-name="P18">Zadanie:</text:p>
      <text:p text:style-name="P18">Proszę zaimplementować zestaw klas reprezentujących logikę systemu zarządzającego zdalnie naprowadzanymi rakietami (w tym również obroną przeciwrakietową).</text:p>
      <text:p text:style-name="P5"/>
      <text:p text:style-name="P5"/>
      <text:p text:style-name="P1"><text:span text:style-name="T6">O</text:span>pis programu:</text:p>
      <text:p text:style-name="P6">Program składa się z klas Position, Rocket, OpponentRocket, MyDefRocket, MyAttRocket oraz Launcher.</text:p>
      <text:p text:style-name="P20"/>
      <text:p text:style-name="P6">Opis klas:</text:p>
      <text:p text:style-name="P6">„Position”:</text:p>
      <text:p text:style-name="P6"><text:tab/>Obiekt klasy Position <text:span text:style-name="T4">opisuje pozycję w układzie kartezjańskim ograniczonym <text:tab/>liczbą MAXSIZE. Obiekt klasy Position posiada składową x i y.</text:span></text:p>
      <text:p text:style-name="P6"/>
      <text:p text:style-name="P6">„<text:span text:style-name="T5">Rocket”:</text:span></text:p>
      <text:p text:style-name="P6"><text:tab/><text:span text:style-name="T5">Klasa Rocket jest klasą bazową dla klas OpponentRocket, MyDefRocket i <text:tab/>MyAttRocket. Każdy obiekt klasy Rocket posiada nazwę, pozycję, poprzednią <text:tab/>pozycję, typ, informację czy rakieta została wybrana, prędkość oraz kierunek.</text:span></text:p>
      <text:p text:style-name="P7"><text:tab/><text:span text:style-name="T6">Prędkość jest liczbą typu int oznaczającą o ile pól przemieści się obiekt w <text:tab/>jednej turze. Kierunek jest liczbą typu double oznaczającą, w którą stronę <text:tab/>będzie się poruszała rakieta. </text:span></text:p>
      <text:p text:style-name="P6"><text:tab/><text:span text:style-name="T6">Kierunek w przedziale oznacza:</text:span></text:p>
      <text:p text:style-name="P6"><text:tab/><text:tab/><text:span text:style-name="T6">&lt;0,1) ruch w stronę pierwszej ćwiartki układu XY</text:span></text:p>
      <text:p text:style-name="P8"><text:tab/><text:tab/><text:span text:style-name="T6">&lt;1,2) ruch w stronę drugiej ćwiartki układu XY</text:span></text:p>
      <text:p text:style-name="P8"><text:tab/><text:tab/><text:span text:style-name="T6">&lt;2,3) ruch w stronę trzeciej ćwiartki układu XY</text:span></text:p>
      <text:p text:style-name="P8"><text:tab/><text:tab/><text:span text:style-name="T6">&lt;3,4) ruch w stronę czwartej ćwiartki układu XY</text:span></text:p>
      <text:p text:style-name="P8"/>
      <text:p text:style-name="P8">„<text:span text:style-name="T7">OpponentRocket”:</text:span></text:p>
      <text:p text:style-name="P8"><text:tab/><text:span text:style-name="T8">Klasa OpponentRocket dziedziczy po klasie Rocket. W tej klasie kierunek oraz <text:tab/>prędkość są generowane losowo, dzięki czemu obiekty tej klasy są mniej <text:tab/>przewidywalne.</text:span></text:p>
      <text:p text:style-name="P8"><text:soft-page-break/>„<text:span text:style-name="T8">MyDefRocket”:</text:span></text:p>
      <text:p text:style-name="P9"><text:tab/><text:span text:style-name="T10">Klasa </text:span><text:span text:style-name="T14">MyDefRocket</text:span><text:span text:style-name="T10"> dziedziczy po klasie Rocket. </text:span><text:span text:style-name="T11">Obiekty tej klasy posiadają <text:tab/>różne informację o celu, który gonią takie jak pozycji, poprzedniej pozycji (na <text:tab/>podstawie, których wyliczana jest prędkość </text:span><text:span text:style-name="T12">i pozycja </text:span><text:span text:style-name="T11">celu), prędkość </text:span><text:span text:style-name="T12">oraz</text:span><text:span text:style-name="T11"> <text:tab/>kierunek. </text:span><text:span text:style-name="T12">Obiekty tej klasy posiadają funkcję, która pozwala atakować rakiety <text:tab/>przeciwnika.</text:span></text:p>
      <text:p text:style-name="P12"/>
      <text:p text:style-name="P9"><text:span text:style-name="T12">„</text:span><text:span text:style-name="T13">MyAttRocket”:</text:span></text:p>
      <text:p text:style-name="P10"><text:span text:style-name="T13"><text:tab/></text:span><text:span text:style-name="T14">Klasa MyAttRocket <text:s/></text:span><text:span text:style-name="T10">dziedziczy po klasie Rocket. </text:span><text:span text:style-name="T11">Obiekty tej klasy posiadają <text:tab/></text:span><text:span text:style-name="T15">informację o celu, który rakieta ma zniszczyć. Obiekt tej klasy posiada więc <text:tab/>dodatkowo informację o dystansie do celu oraz jego pozycję.</text:span></text:p>
      <text:p text:style-name="P13"/>
      <text:p text:style-name="P10"><text:span text:style-name="T15">„</text:span><text:span text:style-name="T16">Launcher”:</text:span></text:p>
      <text:p text:style-name="P14"><text:tab/>Obiekty klasy Launcher są to odpowiedniki wyrzutni rakiet z informacjami o <text:tab/>ilości własnych rakiet obronnych i atakujących oraz o rakietach <text:tab/>nieprzyjacielskich. Obiekty tej klasy mogą decydować o wysłaniu rakiety <text:tab/>obronnej w celu zniszczenia rakiety przeciwnika lub rakiety atakującej w celu <text:tab/>zaatakowania danej pozycji.</text:p>
      <text:p text:style-name="P14"/>
      <text:p text:style-name="P11"><text:span text:style-name="T16">W </text:span><text:span text:style-name="T9">celu dalszego rozbudowania programu proponuję stworzenie interfejsu graficznego np. za pomocą biblioteki SFML. W interfejsie graficznym można zrobić menu z poleceniami dla wyrzutni. Po wybraniu opcji takiej jak następna tura, przy posadaniu rakiety obronnej, która atakuje rakietę przeciwnika, w oknie może pojawić się plansza z oznakowanymi rakietami. Po wciśnieciu przycisku wszystskie rakiety się przesuną na swoje pozycje. Jeśli rakieta zostanie zestrszelona może pojawić się „obłok” wybuchu i w następnej turze obie rakiety znikną.</text:span></text:p>
      <text:p text:style-name="P15"/>
      <text:p text:style-name="P16">W projekcie skorzystałem z:</text:p>
      <text:list xml:id="list2815949462322420684" text:style-name="L1">
        <text:list-item>
          <text:p text:style-name="P19"><text:span text:style-name="T17">F</text:span><text:span text:style-name="T9">unkcji wirtualnych np. velUpdate(), które w klasie bazowej Rocket i dla obiektów MyDefRocket i MyAttRocket wykonują co innego niż dla obiektów typu OpponentRocket.</text:span></text:p>
        </text:list-item>
        <text:list-item>
          <text:p text:style-name="P22">Klasy kontenerowej list w klasie Launcher, w której przechowywane są wskaźniki na obiekty typu OpponentRocket, MyDefRocket oraz MyAttRocket. </text:p>
        </text:list-item>
        <text:list-item>
          <text:p text:style-name="P23">Iteratorów klasy kontenerowej list dzięki którym mogę sprawnie poruszać się po kontenerach.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1:47:32.176974700</meta:creation-date>
    <dc:date>2017-06-07T10:56:26.819203124</dc:date>
    <meta:editing-duration>PT2H31M4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461" meta:character-count="3416" meta:non-whitespace-character-count="2957"/>
  </office:meta>
</office:document-meta>
</file>